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font-size="14pt"/>
    </style:style>
    <style:style style:name="T2" style:family="text"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bdfabf6bfcdd2a821b650b03dc94288d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5:51:08.604429020</meta:creation-date>
    <dc:date>2017-02-18T15:51:42.018285777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5.0.6.2$Linux_X86_64 LibreOffice_project/00$Build-2</meta:generator>
  </office:meta>
</office:document-meta>
</file>